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3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JUAN CARLOS AST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LCANTARA GOMEZ, DALIA VERONIC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4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LCANTARA GOMEZ, DALIA VERONIC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5308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4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2:05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3:5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3T20:21:0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